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5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2016/8/3</text:p>
          </table:table-cell>
          <table:table-cell table:style-name="ce3" office:value-type="string" calcext:value-type="string">
            <text:p>2016/8/8</text:p>
          </table:table-cell>
          <table:table-cell table:style-name="ce3" office:value-type="string" calcext:value-type="string">
            <text:p>2017/7/24</text:p>
          </table:table-cell>
          <table:table-cell table:style-name="ce3" office:value-type="string" calcext:value-type="string">
            <text:p>2017/7/25</text:p>
          </table:table-cell>
          <table:table-cell table:style-name="ce3" office:value-type="string" calcext:value-type="string">
            <text:p>2018/7/24</text:p>
          </table:table-cell>
          <table:table-cell table:style-name="ce3" office:value-type="string" calcext:value-type="string">
            <text:p>2018/7/26</text:p>
          </table:table-cell>
          <table:table-cell table:style-name="ce3" office:value-type="string" calcext:value-type="string">
            <text:p>2019/7/23</text:p>
          </table:table-cell>
          <table:table-cell table:style-name="ce3" office:value-type="string" calcext:value-type="string">
            <text:p>2020/9/15</text:p>
          </table:table-cell>
          <table:table-cell table:style-name="ce3" office:value-type="string" calcext:value-type="string">
            <text:p>2021/10/6</text:p>
          </table:table-cell>
          <table:table-cell table:style-name="ce3" office:value-type="string" calcext:value-type="string">
            <text:p>2022/?/?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3:.M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:.M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5:.M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:.M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:.M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:.M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:.M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:.M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1:.M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2:.M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3:.M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4:.M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5:.M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6:.M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7:.M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8:.M1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9:.M1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20:.M2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21:.M21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4:.M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5:.M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6:.M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7:.M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8:.M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9:.M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0:.M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1:.M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2:.M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3:.M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34:.M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35:.M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36:.M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37:.M37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40:.M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1:.M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2:.M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3:.M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4:.M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5:.M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6:.M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7:.M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8:.M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9:.M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0:.M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1:.M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2:.M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3:.M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4:.M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5:.M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56:.M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57:.M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58:.M58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1:.M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2:.M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3:.M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4:.M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5:.M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6:.M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7:.M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8:.M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9:.M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0:.M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1:.M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2:.M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3:.M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4:.M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5:.M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6:.M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77:.M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78:.M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79:.M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80:.M80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83:.M8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84:.M8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5:.M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6:.M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7:.M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88:.M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9:.M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0:.M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1:.M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2:.M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3:.M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4:.M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5:.M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6:.M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97:.M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8:.M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9:.M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100:.M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D101:.M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table:number-columns-repeated="2" office:value-type="string" calcext:value-type="string">
            <text:p>No.8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出題回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00/00/00</text:date>, <text:time style:data-style-name="N2" text:time-value="16:24:56.43794489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1T17:03:56.169951068</dc:date>
    <meta:editing-duration>PT3H8M19S</meta:editing-duration>
    <meta:editing-cycles>27</meta:editing-cycles>
    <meta:generator>LibreOffice/6.4.7.2$Linux_X86_64 LibreOffice_project/40$Build-2</meta:generator>
    <meta:document-statistic meta:table-count="1" meta:cell-count="558" meta:object-count="0"/>
  </office:meta>
</office:document-meta>
</file>